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list-style-name="L1">
      <style:paragraph-properties fo:text-align="justify" style:justify-single-word="false"/>
      <style:text-properties style:font-name="Arial" fo:font-size="9pt" fo:font-weight="normal" style:font-size-asian="9pt" style:font-weight-asian="normal" style:font-size-complex="9pt" style:font-weight-complex="normal"/>
    </style:style>
    <style:style style:name="P8" style:family="paragraph" style:parent-style-name="Standard" style:list-style-name="L1">
      <style:paragraph-properties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rática de Gerência de Projeto<text:line-break/><text:span text:style-name="T1">Primeira Turma do Curso de Gerenciamento de Projetos do PMI (Goiás)</text:span></text:p>
      <text:p text:style-name="P2"/>
      <text:p text:style-name="P2"/>
      <text:p text:style-name="P3"/>
      <text:p text:style-name="P3"/>
      <text:p text:style-name="P3"/>
      <text:p text:style-name="P3"/>
      <text:p text:style-name="P4"><text:span text:style-name="T2">Aluno</text:span><text:span text:style-name="T3"><text:line-break/>Fábio Nogueira de Lucena<text:line-break/></text:span><text:span text:style-name="T4">fabio@inf.ufg.br</text:span></text:p>
      <text:p text:style-name="P4"/>
      <text:p text:style-name="P5">Data</text:p>
      <text:p text:style-name="P6">07/03/2007</text:p>
      <text:p text:style-name="P4"/>
      <text:p text:style-name="P5">Observações</text:p>
      <text:p text:style-name="P4"/>
      <text:list text:style-name="L1">
        <text:list-item>
          <text:p text:style-name="P7">Embora vários modelos tenham sido apresentados ao longo do curso, optou-se pelo registro do plano em conformidade com a norma internacional IEEE Std 1058-1998 (<text:span text:style-name="T5">IEEE Standard for Software Project Management Plans</text:span><text:span text:style-name="T6">).</text:span></text:p>
        </text:list-item>
        <text:list-item>
          <text:p text:style-name="P8">O plano é fornecido em um único documento (a partir da página seguinte). Documentos não diretamente associados ao planejamento, contudo, são referenciados mas não são fornecidos. Noutras palavras, o plano cita documentos que não estão aqui compilados. Por exemplo, documentos de especificação de requisitos do Escola. </text:p>
        </text:list-item>
        <text:list-item>
          <text:p text:style-name="P8">Anexos foram fornecidos a partir do emprego da ferramenta OpenWorkbench (<text:a xlink:type="simple" xlink:href="http://openworkbench.org/">http://openworkbench.org</text:a>). Este software livre foi empregado para o planejamento e será utilizado para acompanhamento do projeto. Nele estão contidos vários outros detalhes do planejamento que não podem ser adequadamente empregados no presente documento. Por exemplo, várias “visões” do cronograma podem ser obtidas relacionando recursos, requisitos e outros. Noutras palavras, há mais informações de planejamento do que aquelas aqui fornecidas. </text:p>
        </text:list-item>
        <text:list-item>
          <text:p text:style-name="P8">Acredita-se que o presente plano só possa ser compreendido em sua totalidade na presença de um <text:span text:style-name="T5">processo de software</text:span> (não fornecido aqui). Em conseqüência, o autor coloca-se à disposição para esclarecimentos que se fizerem necessários. </text:p>
        </text:list-item>
      </text:list>
      <text:p text:style-name="P9"/>
      <text:p text:style-name="P9"/>
      <text:p text:style-name="P9"/>
      <text:p text:style-name="P9"/>
      <text:p text:style-name="P9"/>
      <text:p text:style-name="P9"/>
      <text:p text:style-name="P9"/>
      <text:p text:style-name="P9"/>
      <text:p text:style-name="P9"/>
      <text:p text:style-name="P10">_____________________________________<text:line-break/>Fábio Nogueira de Luc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 a</meta:initial-creator>
    <meta:creation-date>2007-03-05T11:05:56</meta:creation-date>
    <dc:creator>a a</dc:creator>
    <dc:date>2007-03-07T15:59:57</dc:date>
    <dc:language>pt-BR</dc:language>
    <meta:editing-cycles>15</meta:editing-cycles>
    <meta:editing-duration>PT41M32S</meta:editing-duration>
    <meta:user-defined meta:name="Info 1"/>
    <meta:user-defined meta:name="Info 2"/>
    <meta:user-defined meta:name="Info 3"/>
    <meta:user-defined meta:name="Info 4"/>
    <meta:document-statistic meta:table-count="0" meta:image-count="0" meta:object-count="0" meta:page-count="1" meta:paragraph-count="10" meta:word-count="218" meta:character-count="1517"/>
  </office:meta>
</office:document-meta>
</file>